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075" officeooo:paragraph-rsid="00061075"/>
    </style:style>
    <style:style style:name="P2" style:family="paragraph" style:parent-style-name="Standard">
      <style:paragraph-properties fo:text-align="center" style:justify-single-word="false"/>
      <style:text-properties officeooo:rsid="00061075" officeooo:paragraph-rsid="0006be89"/>
    </style:style>
    <style:style style:name="P3" style:family="paragraph" style:parent-style-name="Standard">
      <style:text-properties officeooo:rsid="00061075" officeooo:paragraph-rsid="00061075"/>
    </style:style>
    <style:style style:name="P4" style:family="paragraph" style:parent-style-name="Standard">
      <style:text-properties officeooo:rsid="00061075" officeooo:paragraph-rsid="00072d00"/>
    </style:style>
    <style:style style:name="P5" style:family="paragraph" style:parent-style-name="Standard">
      <style:text-properties officeooo:rsid="00061075" officeooo:paragraph-rsid="00083993"/>
    </style:style>
    <style:style style:name="P6" style:family="paragraph" style:parent-style-name="Standard">
      <style:text-properties officeooo:rsid="00061075" officeooo:paragraph-rsid="000a7889"/>
    </style:style>
    <style:style style:name="P7" style:family="paragraph" style:parent-style-name="Standard">
      <style:paragraph-properties fo:text-align="start" style:justify-single-word="false"/>
      <style:text-properties officeooo:rsid="00061075" officeooo:paragraph-rsid="0006be89"/>
    </style:style>
    <style:style style:name="P8" style:family="paragraph" style:parent-style-name="Standard">
      <style:paragraph-properties fo:text-align="start" style:justify-single-word="false"/>
      <style:text-properties officeooo:rsid="00061075" officeooo:paragraph-rsid="000a7889"/>
    </style:style>
    <style:style style:name="P9" style:family="paragraph" style:parent-style-name="Standard">
      <style:text-properties officeooo:rsid="00072d00" officeooo:paragraph-rsid="00072d00"/>
    </style:style>
    <style:style style:name="P10" style:family="paragraph" style:parent-style-name="Standard">
      <style:paragraph-properties fo:text-align="start" style:justify-single-word="false"/>
      <style:text-properties officeooo:rsid="000a7889" officeooo:paragraph-rsid="000a7889"/>
    </style:style>
    <style:style style:name="P11" style:family="paragraph" style:parent-style-name="Standard">
      <style:text-properties officeooo:rsid="000a7889" officeooo:paragraph-rsid="000a78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d00" style:font-weight-asian="bold" style:font-weight-complex="bold"/>
    </style:style>
    <style:style style:name="T3" style:family="text">
      <style:text-properties fo:font-weight="bold" officeooo:rsid="00083993" style:font-weight-asian="bold" style:font-weight-complex="bold"/>
    </style:style>
    <style:style style:name="T4" style:family="text">
      <style:text-properties fo:font-weight="bold" officeooo:rsid="00093e84" style:font-weight-asian="bold" style:font-weight-complex="bold"/>
    </style:style>
    <style:style style:name="T5" style:family="text">
      <style:text-properties fo:font-weight="bold" officeooo:rsid="000a7889" style:font-weight-asian="bold" style:font-weight-complex="bold"/>
    </style:style>
    <style:style style:name="T6" style:family="text">
      <style:text-properties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83993" style:font-weight-asian="bold" style:font-weight-complex="bold"/>
    </style:style>
    <style:style style:name="T9" style:family="text">
      <style:text-properties officeooo:rsid="00072d00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083993"/>
    </style:style>
    <style:style style:name="T12" style:family="text">
      <style:text-properties officeooo:rsid="000a78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Словарь</text:span>:</text:p>
      <text:p text:style-name="P7"><text:span text:style-name="T5">Персональные данные автора</text:span> – <text:span text:style-name="T12">персональные данные</text:span> автор<text:span text:style-name="T12">а</text:span> изобретиния (предствител<text:span text:style-name="T12">я</text:span> <text:tab/>авторского коллектива).</text:p>
      <text:p text:style-name="P8"><text:span text:style-name="T1">Автор</text:span><text:span text:style-name="T5">ское с</text:span><text:span text:style-name="T1">видетельство </text:span>– свидетельство о регистрации <text:span text:style-name="T12">изобретения</text:span>.</text:p>
      <text:p text:style-name="P8"><text:span text:style-name="T1">База изобретений </text:span>– база, в которой хранится информация об уже зарегистрированных <text:tab/>изобретениях.</text:p>
      <text:p text:style-name="P10"><text:span text:style-name="T1">Документы</text:span> – совокупность заявки на регистрацию и описания изобретения, прощедая <text:tab/>проверку на наличие необходимых документов.</text:p>
      <text:p text:style-name="P10"><text:span text:style-name="T1">Документы с ошибками</text:span> – документы, в которых допущены исправимые на месте ошибки.</text:p>
      <text:p text:style-name="P8"><text:span text:style-name="T1">Заявка на регистрацию </text:span>– заявка на регистрацию изобретения.</text:p>
      <text:p text:style-name="P11"><text:span text:style-name="T1">Исправленные документы</text:span> – документы, с исправленными ошибками.</text:p>
      <text:p text:style-name="P8"><text:span text:style-name="T1">Критерий значимости изобретения </text:span>– документ, определяющий, значимо изобретение или <text:tab/>нет.</text:p>
      <text:p text:style-name="P8"><text:span text:style-name="T1">Направление информации в ВАК </text:span>– направление информации в ВАК (Вусшую <text:tab/>Аттестационную Комиссию) в слуачае обнаружения плагиата.</text:p>
      <text:p text:style-name="P1"><text:span text:style-name="T1">Описание</text:span> <text:span text:style-name="T1">изобретения</text:span> – полная информация об изобретении.</text:p>
      <text:p text:style-name="P6"><text:span text:style-name="T1">Описание с ошибками </text:span>– описание изобретения, в котором допущены исправимые на месте <text:tab/>ошибки.</text:p>
      <text:p text:style-name="P9"><text:span text:style-name="T1">Отказ в регистрации</text:span> – отказ в регистрации изобретения по одной из причин: плагиат, <text:tab/>отсутствие необходимых документов, значимость. </text:p>
      <text:p text:style-name="P1"><text:span text:style-name="T1">Отказ (значимость)</text:span> – отказ <text:span text:style-name="T9">в</text:span> регистрации изобретения в случае не выявления его <text:tab/>значимости.</text:p>
      <text:p text:style-name="P6"><text:span text:style-name="T1">Отказ (</text:span><text:span text:style-name="T2">отсутствие необходимых документов</text:span><text:span text:style-name="T1">)</text:span> – отказ <text:span text:style-name="T9">в</text:span> регистрации изобретения в случае <text:span text:style-name="T9">о<text:tab/>тсутствия одного или нескольких необходимых документов</text:span>.</text:p>
      <text:p text:style-name="P4"><text:span text:style-name="T1">Отказ (</text:span><text:span text:style-name="T2">плагиат</text:span><text:span text:style-name="T1">)</text:span> – отказ <text:span text:style-name="T9">в</text:span> регистрации изобретения в случае выявления <text:span text:style-name="T9">плагиата</text:span>.</text:p>
      <text:p text:style-name="P6"><text:span text:style-name="T1">Правила заполнения </text:span><text:span text:style-name="T5">заявления</text:span><text:span text:style-name="T1"> </text:span>– правила заполнения заявки на регистрацию <text:span text:style-name="T12">изобретения.</text:span></text:p>
      <text:p text:style-name="P6"><text:span text:style-name="T1">Правила заполнения документов </text:span>– правила заполнения заявки на регистрацию и описания <text:tab/>изобретения.</text:p>
      <text:p text:style-name="P1"><text:span text:style-name="T1">Провереннные документы </text:span>– документы, удовлетворяющие правилам заполнения <text:tab/>документов и соответствующие списку необходимых документов.</text:p>
      <text:p text:style-name="P1"><text:span text:style-name="T1">Проверенные документы и изобретение </text:span>– проверенные документы и заключение о <text:tab/>значимости изобретения и отсутствии плагиатаю.</text:p>
      <text:p text:style-name="P6"><text:span text:style-name="T1">Сотрудники отдела </text:span>– представители патентного отдела для проверки документов, <text:tab/>изобретения и выдачи авторского свидетельства.</text:p>
      <text:p text:style-name="P6"><text:span text:style-name="T1">Список необходимых документов </text:span>– список документов, необходимых для регистрации <text:tab/>изобретения.</text:p>
      <text:p text:style-name="P1"/>
      <text:p text:style-name="P1"><text:span text:style-name="T7">А0</text:span><text:span text:style-name="T1"> Прием заявок на изобретения и оформление авторских свидетельтв </text:span>– модель работы <text:tab/>патентного отдела.</text:p>
      <text:p text:style-name="P1"><text:span text:style-name="T10"><text:tab/></text:span><text:span text:style-name="T7">А1</text:span><text:span text:style-name="T1"> Проверка и исправление документов – </text:span>процесс проверки документов на <text:tab/><text:tab/><text:tab/>соответствие <text:tab/>списку необходимых документов, удовлетворение правилам <text:tab/><text:tab/><text:tab/>заполнения <text:tab/>документов и <text:tab/>исправления этих документов в противном <text:tab/><text:tab/>случае.</text:p>
      <text:p text:style-name="P1"><text:tab/><text:tab/><text:span text:style-name="T8">А1.1</text:span><text:span text:style-name="T3"> Проверка наличия документов </text:span><text:span text:style-name="T11">– процесс проверки наличия всех <text:tab/><text:tab/><text:tab/><text:tab/>необходимых документов по списку необходимых документов.</text:span></text:p>
      <text:p text:style-name="P5"><text:tab/><text:tab/><text:span text:style-name="T8">А1.2</text:span><text:span text:style-name="T3"> Проверка </text:span><text:span text:style-name="T4">заявления</text:span><text:span text:style-name="T3"> </text:span><text:span text:style-name="T11">– процесс проверки корректности заполнения <text:tab/><text:tab/><text:tab/><text:tab/>заявления на регистрацию изобретения.</text:span></text:p>
      <text:p text:style-name="P5"><text:tab/><text:tab/><text:span text:style-name="T8">А1.3</text:span><text:span text:style-name="T3"> </text:span><text:span text:style-name="T4">Изменение</text:span><text:span text:style-name="T3"> документов </text:span><text:span text:style-name="T11">– процесс изменения заявления на регистрацию и <text:tab/><text:tab/><text:tab/>описания изобретения, согласно правилам их заполнения.</text:span></text:p>
      <text:p text:style-name="P1"><text:span text:style-name="T10"><text:tab/></text:span><text:span text:style-name="T7">А2</text:span><text:span text:style-name="T1"> Проверка изобретения – </text:span>процесс проверки значимости документов по <text:tab/><text:tab/><text:tab/><text:tab/>критерию <text:tab/>значимости изобретения и отсутствия плагиата с <text:tab/><text:tab/><text:tab/><text:tab/>использованием базы изобретений.</text:p>
      <text:p text:style-name="P1"><text:soft-page-break/><text:span text:style-name="T10"><text:tab/></text:span><text:span text:style-name="T7">А3</text:span><text:span text:style-name="T1"> Выдача авторского свидетельства </text:span>– процесс, завершающий регистрацию, <text:tab/><text:tab/><text:tab/>включающий <text:tab/>в себя занесение изобретения в баз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2:02:39.860526626</meta:creation-date>
    <dc:date>2014-10-05T13:48:59.923004900</dc:date>
    <meta:editing-duration>PT55M43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2" meta:paragraph-count="29" meta:word-count="340" meta:character-count="3030" meta:non-whitespace-character-count="2632"/>
  </office:meta>
</office:document-meta>
</file>